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19599" officeooo:paragraph-rsid="0021959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219599" officeooo:paragraph-rsid="002a619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219599" officeooo:paragraph-rsid="004503d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219599" officeooo:paragraph-rsid="004daf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text-underline-style="none" fo:font-weight="normal" officeooo:rsid="00219599" officeooo:paragraph-rsid="001c490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22af2a" officeooo:paragraph-rsid="0022af2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2af2a" officeooo:paragraph-rsid="004503d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65628" officeooo:paragraph-rsid="002a619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e6eb4" officeooo:paragraph-rsid="0021959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767f1" officeooo:paragraph-rsid="0022af2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3f636" officeooo:paragraph-rsid="0022af2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4fab1" officeooo:paragraph-rsid="0024fab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3ba2bb" officeooo:paragraph-rsid="003ba2b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43250b" officeooo:paragraph-rsid="0043250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43250b" officeooo:paragraph-rsid="004503d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219599" officeooo:paragraph-rsid="0021959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22af2a" officeooo:paragraph-rsid="0022af2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22af2a" officeooo:paragraph-rsid="0024fab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f636" style:font-weight-asian="normal" style:font-weight-complex="normal"/>
    </style:style>
    <style:style style:name="T3" style:family="text">
      <style:text-properties fo:font-weight="normal" officeooo:rsid="0024fab1" style:font-weight-asian="normal" style:font-weight-complex="normal"/>
    </style:style>
    <style:style style:name="T4" style:family="text">
      <style:text-properties fo:font-weight="normal" officeooo:rsid="002767f1" style:font-weight-asian="normal" style:font-weight-complex="normal"/>
    </style:style>
    <style:style style:name="T5" style:family="text">
      <style:text-properties fo:font-weight="normal" officeooo:rsid="002780ee" style:font-weight-asian="normal" style:font-weight-complex="normal"/>
    </style:style>
    <style:style style:name="T6" style:family="text">
      <style:text-properties fo:font-weight="normal" officeooo:rsid="002c42d3" style:font-weight-asian="normal" style:font-weight-complex="normal"/>
    </style:style>
    <style:style style:name="T7" style:family="text">
      <style:text-properties fo:font-weight="normal" officeooo:rsid="002ca2cf" style:font-weight-asian="normal" style:font-weight-complex="normal"/>
    </style:style>
    <style:style style:name="T8" style:family="text">
      <style:text-properties fo:font-weight="normal" officeooo:rsid="002e6eb4" style:font-weight-asian="normal" style:font-weight-complex="normal"/>
    </style:style>
    <style:style style:name="T9" style:family="text">
      <style:text-properties fo:font-weight="normal" officeooo:rsid="0033c4fd" style:font-weight-asian="normal" style:font-weight-complex="normal"/>
    </style:style>
    <style:style style:name="T10" style:family="text">
      <style:text-properties fo:font-weight="normal" officeooo:rsid="0033d148" style:font-weight-asian="normal" style:font-weight-complex="normal"/>
    </style:style>
    <style:style style:name="T11" style:family="text">
      <style:text-properties fo:font-weight="normal" officeooo:rsid="0034c99f" style:font-weight-asian="normal" style:font-weight-complex="normal"/>
    </style:style>
    <style:style style:name="T12" style:family="text">
      <style:text-properties fo:font-weight="normal" officeooo:rsid="0043250b" style:font-weight-asian="normal" style:font-weight-complex="normal"/>
    </style:style>
    <style:style style:name="T13" style:family="text">
      <style:text-properties fo:font-weight="normal" officeooo:rsid="00467681" style:font-weight-asian="normal" style:font-weight-complex="normal"/>
    </style:style>
    <style:style style:name="T14" style:family="text">
      <style:text-properties fo:font-weight="normal" officeooo:rsid="0046d7cd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23f636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24fab1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2767f1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2c42d3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2ca2cf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2e6eb4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33c4fd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43250b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officeooo:rsid="0022af2a"/>
    </style:style>
    <style:style style:name="T26" style:family="text">
      <style:text-properties style:text-underline-style="solid" style:text-underline-width="auto" style:text-underline-color="font-color" officeooo:rsid="002767f1"/>
    </style:style>
    <style:style style:name="T27" style:family="text">
      <style:text-properties style:text-underline-style="solid" style:text-underline-width="auto" style:text-underline-color="font-color" officeooo:rsid="002c42d3"/>
    </style:style>
    <style:style style:name="T28" style:family="text">
      <style:text-properties style:text-underline-style="solid" style:text-underline-width="auto" style:text-underline-color="font-color" officeooo:rsid="0023f636"/>
    </style:style>
    <style:style style:name="T29" style:family="text">
      <style:text-properties style:text-underline-style="solid" style:text-underline-width="auto" style:text-underline-color="font-color" officeooo:rsid="0043250b"/>
    </style:style>
    <style:style style:name="T30" style:family="text">
      <style:text-properties style:text-underline-style="solid" style:text-underline-width="auto" style:text-underline-color="font-color" officeooo:rsid="00265628"/>
    </style:style>
    <style:style style:name="T31" style:family="text">
      <style:text-properties officeooo:rsid="00265628"/>
    </style:style>
    <style:style style:name="T32" style:family="text">
      <style:text-properties officeooo:rsid="002767f1"/>
    </style:style>
    <style:style style:name="T33" style:family="text">
      <style:text-properties officeooo:rsid="002a619c"/>
    </style:style>
    <style:style style:name="T34" style:family="text">
      <style:text-properties officeooo:rsid="0022af2a"/>
    </style:style>
    <style:style style:name="T35" style:family="text">
      <style:text-properties officeooo:rsid="0034c99f"/>
    </style:style>
    <style:style style:name="T36" style:family="text">
      <style:text-properties officeooo:rsid="003ba2bb"/>
    </style:style>
    <style:style style:name="T37" style:family="text">
      <style:text-properties officeooo:rsid="004503d2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4503d2" style:font-weight-asian="bold" style:font-weight-complex="bold"/>
    </style:style>
    <style:style style:name="T40" style:family="text">
      <style:text-properties officeooo:rsid="0048a832"/>
    </style:style>
    <style:style style:name="T41" style:family="text">
      <style:text-properties officeooo:rsid="004a6482"/>
    </style:style>
    <style:style style:name="T42" style:family="text">
      <style:text-properties officeooo:rsid="004daf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Heading_20_1" text:outline-level="1">Logical Schema:</text:h>
      <text:p text:style-name="Text_20_body"/>
      <text:p text:style-name="P1"><text:span text:style-name="T38">Student</text:span>(<text:span text:style-name="T15">ID</text:span>, FirstName*, MiddleName, LastName*, Major*, <text:span text:style-name="T41">Standing*</text:span>)</text:p>
      <text:p text:style-name="P1"/>
      <text:p text:style-name="P1"><text:span text:style-name="T38">Course</text:span>(<text:span text:style-name="T15">Name</text:span>, Description*)</text:p>
      <text:p text:style-name="P1"/>
      <text:p text:style-name="P1"><text:span text:style-name="T38">Term</text:span>(<text:span text:style-name="T15">Year, Season</text:span>, StartDate*, EndDate*)</text:p>
      <text:p text:style-name="P1"/>
      <text:p text:style-name="P1"><text:span text:style-name="T38">Instructor</text:span>(<text:span text:style-name="T15">ID</text:span>, FirstName*, MiddleName, LastName*, Department*)</text:p>
      <text:p text:style-name="P1"/>
      <text:p text:style-name="P13"><text:span text:style-name="T38">Section_Instructor</text:span>(<text:span text:style-name="T15">ID, CRN</text:span>)</text:p>
      <text:p text:style-name="P1"><text:tab/><text:span text:style-name="T36">ID → Instructor.ID</text:span></text:p>
      <text:p text:style-name="P1"><text:tab/><text:span text:style-name="T36">CRN → Section.CRN</text:span></text:p>
      <text:p text:style-name="P1"/>
      <text:p text:style-name="P4"><text:span text:style-name="T38">Section</text:span>(<text:span text:style-name="T15">CRN, </text:span><text:span text:style-name="T30">Year, Season,</text:span><text:span text:style-name="T31"> SectionNumber, Name*,</text:span> Schedule*, <text:span text:style-name="T35">MidtermDate*, LocationTaught</text:span>)</text:p>
      <text:p text:style-name="P2"><text:tab/><text:span text:style-name="T33">Name → Course.Name</text:span></text:p>
      <text:p text:style-name="P8"><text:tab/>Year → Term.Year</text:p>
      <text:p text:style-name="P1"><text:tab/><text:span text:style-name="T31">Season → Term.Season</text:span></text:p>
      <text:p text:style-name="P1"/>
      <text:p text:style-name="P1"><text:span text:style-name="T39">Section_</text:span><text:span text:style-name="T38">Grade_Tier</text:span>(<text:span text:style-name="T25">LetterGrade, </text:span><text:span text:style-name="T29">CRN,</text:span><text:span text:style-name="T34"> LowPercent, HighPercent</text:span>)</text:p>
      <text:p text:style-name="P3"><text:tab/><text:span text:style-name="T37">LetterGrade → Grade.LetterGrade</text:span></text:p>
      <text:p text:style-name="P15"><text:tab/>CRN → Section.CRN</text:p>
      <text:p text:style-name="P1"/>
      <text:p text:style-name="P14"><text:span text:style-name="T38">Grade</text:span>(<text:span text:style-name="T15">LetterGrade</text:span>)</text:p>
      <text:p text:style-name="P1"/>
      <text:p text:style-name="P6"><text:span text:style-name="T38">Attendance_Record</text:span>(<text:span text:style-name="T27">Date</text:span><text:span text:style-name="T15">, </text:span><text:span text:style-name="T26">ID, CRN,</text:span><text:span text:style-name="T32"> Status*</text:span>)</text:p>
      <text:p text:style-name="P16"><text:span text:style-name="T1"><text:tab/></text:span><text:span text:style-name="T8">ID → Student.ID</text:span></text:p>
      <text:p text:style-name="P9"><text:tab/>CRN → Section.CRN</text:p>
      <text:p text:style-name="P1"/>
      <text:p text:style-name="P17">Assessment_Component<text:span text:style-name="T1">(</text:span><text:span text:style-name="T22">Name, CRN,</text:span><text:span text:style-name="T1"> Weight*, </text:span><text:span text:style-name="T12">Planned </text:span><text:span text:style-name="T1">Number </text:span><text:span text:style-name="T12">o</text:span><text:span text:style-name="T1">f Assignments*)</text:span></text:p>
      <text:p text:style-name="P17"><text:span text:style-name="T1"><text:tab/></text:span><text:span text:style-name="T4">CRN → </text:span><text:span text:style-name="T11">Section</text:span><text:span text:style-name="T4">.CRN</text:span></text:p>
      <text:p text:style-name="P10"/>
      <text:p text:style-name="P17">Assessment_Item<text:span text:style-name="T6">(</text:span><text:span text:style-name="T20">Ass</text:span><text:span text:style-name="T24">essment </text:span><text:span text:style-name="T16">Number</text:span><text:span text:style-name="T19">, CRN,</text:span><text:span text:style-name="T1"> </text:span><text:span text:style-name="T13">BasePointsPossible*, ExtraCreditPointsPossible*</text:span><text:span text:style-name="T1">)</text:span></text:p>
      <text:p text:style-name="P17"><text:span text:style-name="T1"><text:tab/></text:span><text:span text:style-name="T7">CRN → Section.CRN</text:span></text:p>
      <text:p text:style-name="P6"/>
      <text:p text:style-name="P17">Enroll<text:span text:style-name="T37">ee</text:span><text:span text:style-name="T10">(</text:span><text:span text:style-name="T17">ID, CRN</text:span><text:span text:style-name="T28">,</text:span><text:span text:style-name="T2"> </text:span><text:span text:style-name="T14">EnrollmentDate*, </text:span><text:span text:style-name="T11">MidtermGradeComputed*, MidtermGradeAwarded*, FinalGradeComputed*, FinalGradeAwarded*</text:span><text:span text:style-name="T1">)</text:span></text:p>
      <text:p text:style-name="P17"><text:span text:style-name="T1"><text:tab/></text:span><text:span text:style-name="T2">ID → Student.ID</text:span></text:p>
      <text:p text:style-name="P11"><text:tab/>CRN → <text:span text:style-name="T35">Section</text:span>.CRN</text:p>
      <text:p text:style-name="P11"><text:tab/><text:span text:style-name="T37">MidtermGradeComputed → Section_Grade_Tier.LetterGrade</text:span></text:p>
      <text:p text:style-name="P7"><text:tab/><text:span text:style-name="T37">MidtermGradeAwarded → Section_Grade_Tier.LetterGrade</text:span></text:p>
      <text:p text:style-name="P7"><text:tab/><text:span text:style-name="T37">FinalGradeComputed → Section_Grade_Tier.LetterGrade</text:span></text:p>
      <text:p text:style-name="P7"><text:tab/><text:span text:style-name="T40">FinalGradeAwarded → Section_Grade_Tier.LetterGrade</text:span></text:p>
      <text:p text:style-name="P7"><text:soft-page-break/></text:p>
      <text:p text:style-name="P17">Submission<text:span text:style-name="T1">(</text:span><text:span text:style-name="T18">ID, CRN, </text:span><text:span text:style-name="T23">Name</text:span><text:span text:style-name="T21">,</text:span><text:span text:style-name="T3"> </text:span><text:span text:style-name="T13">Base</text:span><text:span text:style-name="T5">PointsEarned*, </text:span><text:span text:style-name="T13">ExtraCreditEarned, HandoutDate*, SubmissionDate*, </text:span><text:span text:style-name="T14">Penalty</text:span><text:span text:style-name="T1">)</text:span></text:p>
      <text:p text:style-name="P12"><text:tab/>ID → Enroll<text:span text:style-name="T42">ee</text:span>.ID</text:p>
      <text:p text:style-name="P12"><text:tab/>CRN → Enroll<text:span text:style-name="T42">ee</text:span>.CRN</text:p>
      <text:p text:style-name="P18"><text:span text:style-name="T3"><text:tab/></text:span><text:span text:style-name="T9">Name</text:span><text:span text:style-name="T7"> → </text:span><text:span text:style-name="T9">Assessment_Compon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1:53:17.704000000</meta:creation-date>
    <dc:date>2017-06-28T13:06:50.700000000</dc:date>
    <meta:editing-duration>P4DT4H8M26S</meta:editing-duration>
    <meta:editing-cycles>16</meta:editing-cycles>
    <meta:generator>LibreOffice/5.3.2.2$Windows_x86 LibreOffice_project/6cd4f1ef626f15116896b1d8e1398b56da0d0ee1</meta:generator>
    <meta:document-statistic meta:table-count="0" meta:image-count="0" meta:object-count="0" meta:page-count="2" meta:paragraph-count="34" meta:word-count="125" meta:character-count="1349" meta:non-whitespace-character-count="1238"/>
  </office:meta>
</office:document-meta>
</file>